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bottom" draw:auto-grow-height="false" fo:min-height="3.85cm" fo:min-width="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.7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9cm"/>
    </style:style>
    <style:style style:name="gr6" style:family="graphic" style:parent-style-name="standard">
      <style:graphic-properties svg:stroke-color="#000000" draw:fill-color="#ffffff" draw:textarea-horizontal-align="justify" draw:textarea-vertical-align="bottom" draw:auto-grow-height="false" fo:min-height="3.85cm" fo:min-width="11.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Calibri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alibri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Calibri" fo:font-size="14pt" style:font-size-asian="14pt" style:font-size-complex="14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7.5cm" svg:height="4.1cm" svg:x="6.6cm" svg:y="3.6cm">
            <text:p text:style-name="P1"><text:span text:style-name="T1">4KB Mem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2.2cm" svg:height="2.5cm" svg:x="7.6cm" svg:y="4.4cm">
            <text:p text:style-name="P3"><text:span text:style-name="T2">BRAM 1</text:span></text:p>
            <text:p text:style-name="P3"><text:span text:style-name="T2">[31:16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2" draw:id="id2" draw:layer="layout" svg:width="2.2cm" svg:height="2.5cm" svg:x="10.9cm" svg:y="4.4cm">
            <text:p text:style-name="P3"><text:span text:style-name="T2">BRAM 0</text:span></text:p>
            <text:p text:style-name="P3"><text:span text:style-name="T2">[15:0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7cm" svg:y1="4.4cm" svg:x2="12cm" svg:y2="4.4cm" draw:start-shape="id1" draw:start-glue-point="0" draw:end-shape="id2" draw:end-glue-point="0" svg:d="M8700 4400v-501h3300v501" svg:viewBox="0 0 3301 502">
            <text:p/>
          </draw:connector>
          <draw:line draw:style-name="gr4" draw:text-style-name="P5" draw:layer="layout" svg:x1="10.4cm" svg:y1="3.9cm" svg:x2="10.4cm" svg:y2="2.1cm">
            <text:p/>
          </draw:line>
          <draw:custom-shape draw:style-name="gr5" draw:text-style-name="P4" draw:layer="layout" svg:width="1.4cm" svg:height="0.7cm" svg:x="10.5cm" svg:y="2.3cm">
            <text:p text:style-name="P3"><text:span text:style-name="T2">[31: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2cm" svg:height="4.1cm" svg:x="4.3cm" svg:y="10.1cm">
            <text:p text:style-name="P1"><text:span text:style-name="T1">8KB Mem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3" draw:id="id3" draw:layer="layout" svg:width="2.2cm" svg:height="2.5cm" svg:x="7.8cm" svg:y="10.9cm">
            <text:p text:style-name="P3"><text:span text:style-name="T2">BRAM 1</text:span></text:p>
            <text:p text:style-name="P3"><text:span text:style-name="T2">[31:16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4" draw:id="id4" draw:layer="layout" svg:width="2.2cm" svg:height="2.5cm" svg:x="10.6cm" svg:y="10.9cm">
            <text:p text:style-name="P3"><text:span text:style-name="T2">BRAM 0</text:span></text:p>
            <text:p text:style-name="P3"><text:span text:style-name="T2">[15:0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9cm" svg:y1="10.9cm" svg:x2="11.7cm" svg:y2="10.9cm" draw:start-shape="id3" draw:start-glue-point="0" draw:end-shape="id4" draw:end-glue-point="0" svg:d="M8900 10900v-501h2800v501" svg:viewBox="0 0 2801 502">
            <text:p/>
          </draw:connector>
          <draw:line draw:style-name="gr4" draw:text-style-name="P5" draw:layer="layout" svg:x1="10.3cm" svg:y1="10.4cm" svg:x2="10.3cm" svg:y2="8.6cm">
            <text:p/>
          </draw:line>
          <draw:custom-shape draw:style-name="gr5" draw:text-style-name="P4" draw:layer="layout" svg:width="1.4cm" svg:height="0.7cm" svg:x="10.4cm" svg:y="8.8cm">
            <text:p text:style-name="P3"><text:span text:style-name="T2">[31: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5" draw:id="id5" draw:layer="layout" svg:width="2.2cm" svg:height="2.5cm" svg:x="5cm" svg:y="10.9cm">
            <text:p text:style-name="P3"><text:span text:style-name="T2">BRAM 1</text:span></text:p>
            <text:p text:style-name="P3"><text:span text:style-name="T2">[31:16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6" draw:id="id6" draw:layer="layout" svg:width="2.2cm" svg:height="2.5cm" svg:x="13.4cm" svg:y="10.9cm">
            <text:p text:style-name="P3"><text:span text:style-name="T2">BRAM 0</text:span></text:p>
            <text:p text:style-name="P3"><text:span text:style-name="T2">[15:0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1cm" svg:y1="10.9cm" svg:x2="14.5cm" svg:y2="10.9cm" draw:start-shape="id5" draw:start-glue-point="0" draw:end-shape="id6" draw:end-glue-point="0" svg:d="M6100 10900v-501h8400v501" svg:viewBox="0 0 8401 50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18:11:50.814000000</meta:creation-date>
    <dc:date>2017-01-02T18:32:58.575000000</dc:date>
    <meta:editing-duration>PT9M45S</meta:editing-duration>
    <meta:editing-cycles>2</meta:editing-cycles>
    <meta:generator>LibreOffice/5.1.6.2$Windows_x86 LibreOffice_project/07ac168c60a517dba0f0d7bc7540f5afa45f0909</meta:generator>
    <meta:document-statistic meta:object-count="16"/>
  </office:meta>
</office:document-meta>
</file>